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ce6"/>
        <table:table-column table:style-name="co9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korit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yndaquil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otodi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Bulbasau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armande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quirt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table:number-columns-repeated="3"/>
          <table:table-cell office:value-type="string" calcext:value-type="string">
            <text:p>sp</text:p>
          </table:table-cell>
          <table:table-cell office:value-type="string" calcext:value-type="string">
            <text:p>Latias</text:p>
          </table:table-cell>
          <table:table-cell table:number-columns-repeated="3"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Furre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style-name="ce3"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edril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ian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edri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Ledyba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octow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Kaku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Ariado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Wee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Beedri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hin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table:style-name="ce3" office:value-type="string" calcext:value-type="string">
            <text:p>Balto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office:value-type="string" calcext:value-type="string">
            <text:p>Gulpi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style-name="ce3"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Buizel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lo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Golduck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Vulp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5"/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5"/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urk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oundo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Houndo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hin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6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ce3"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Noctow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aunter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aunter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lusl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Shinx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7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abley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office:value-type="string" calcext:value-type="string">
            <text:p>Mawi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Quagsir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Whismu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uize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apdos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Drowze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table:style-name="ce3" office:value-type="string" calcext:value-type="string">
            <text:p>Hypno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Plusl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hin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norlax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7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kiploom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Quagsir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table:style-name="ce3"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rkrow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Plusl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hinx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ce3"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lamper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table:style-name="ce3" office:value-type="string" calcext:value-type="string">
            <text:p>Mr. Mim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ea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table:style-name="ce12"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unker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nea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table:number-columns-repeated="2"/>
          <table:table-cell table:style-name="ce5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uicune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ce12"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Dodri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Quagsir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uvdisc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table:style-name="ce3" office:value-type="string" calcext:value-type="string">
            <text:p>Rapidash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pidash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pidash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Whismur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uizel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entr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8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lus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style-name="ce3"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idge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uiz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Weedl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ce3" office:value-type="string" calcext:value-type="string">
            <text:p>Metapod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idgey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etapod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Kakuna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 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hismu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uizel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hirl 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ppip 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Rattata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hism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uizel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uagsir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8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ce3"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 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Rattata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uba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lus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hin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rowze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ttat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ce3" office:value-type="string" calcext:value-type="string">
            <text:p>Ditto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Whismu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uizel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lts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uizel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olduck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ce3" office:value-type="string" calcext:value-type="string">
            <text:p>Vulpix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Vulpi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ce3" office:value-type="string" calcext:value-type="string">
            <text:p>Vulpix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hin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udowoodo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m</text:p>
          </table:table-cell>
          <table:table-cell table:style-name="ce3" office:value-type="string" calcext:value-type="string">
            <text:p>Ledyb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Vulpix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lus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ce3"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hinx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</text:p>
          </table:table-cell>
          <table:table-cell table:number-columns-repeated="2"/>
          <table:table-cell table:style-name="ce6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lusl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hinx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style-name="ce3"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ntin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ree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table:style-name="ce3"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ree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6"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table:style-name="ce3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eepinbel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table:style-name="ce3" office:value-type="string" calcext:value-type="string">
            <text:p>Lickitung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hismu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idoof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8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raveler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ligar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table:style-name="ce3" office:value-type="string" calcext:value-type="string">
            <text:p>Phanp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Skarmory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wablu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table:style-name="ce3"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Plus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Ekan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Raticat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aticat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smur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inoon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idoof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ize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etapod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Kakun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tterfr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Beedril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ee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yu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9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9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lusl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Minu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hinx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9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Dunsparce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1% 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ce6" office:value-type="string" calcext:value-type="string">
            <text:p>Abso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ronz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Chingling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Dunsparce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0% 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ce6" office:value-type="string" calcext:value-type="string">
            <text:p>Dunsparc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eodude 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0% 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 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%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Seaking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raveler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Wobbuffet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dark-45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ce4" office:value-type="string" calcext:value-type="string">
            <text:p>Meditit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ce4" office:value-type="string" calcext:value-type="string">
            <text:p>Meditit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Natu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Smeargl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Whismur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Linoon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ce4" office:value-type="string" calcext:value-type="string">
            <text:p>Bidoof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Buize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eodud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ce6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3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alph-ins</text:p>
          </table:table-cell>
          <table:table-cell table:style-name="Default" office:value-type="string" calcext:value-type="string">
            <text:p>Unow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Sandshre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Sandshrew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Oni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Quagsir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37%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37%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7%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7%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rod-sup-n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-n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Default" office:value-type="string" calcext:value-type="string">
            <text:p>Lapras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s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Slowpok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ce4" office:value-type="string" calcext:value-type="string">
            <text:p>Makuhita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Slowpok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ce6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Slowpok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Slowpok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Slowbro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Weed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etapod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Kakun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Weed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etapo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Kakun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ara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ara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Oddis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Oddis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Spoin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Numel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Bude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Carnivi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Caterpi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Weedl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etapod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Kakun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Butterfree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Beedril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ce13" office:value-type="string" calcext:value-type="string">
            <text:p>Hoothoot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ce6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Noctowl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Noctow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Golduck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3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ilex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m</text:p>
          </table:table-cell>
          <table:table-cell table:style-name="ce4" office:value-type="string" calcext:value-type="string">
            <text:p>Caterpi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Metapo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Metapo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Caterpi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Weedl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Metapo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Kakun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6" office:value-type="string" calcext:value-type="string">
            <text:p>Sunker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Sunker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Hoothoo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Hoothoo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Plusl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Minu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Shin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Exeggcut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Default" office:value-type="string" calcext:value-type="string">
            <text:p>Spinarak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13" office:value-type="string" calcext:value-type="string">
            <text:p>Pineco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ce1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13" office:value-type="string" calcext:value-type="string">
            <text:p>Cherubi</text:p>
          </table:table-cell>
          <table:table-cell table:number-columns-repeated="2"/>
          <table:table-cell table:style-name="ce13"/>
          <table:table-cell office:value-type="string" calcext:value-type="string">
            <text:p>head-sp</text:p>
          </table:table-cell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Weed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Metapod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Kakuna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Venona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Butterfre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Beedri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Scythe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Pinsi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Weed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Metapod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Kakun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Paras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Venonat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Butterfre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Beedrill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Wurmp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Nincad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Silcoon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Volbeat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Kricketot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Kricketun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Dustox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Combe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thu</text:p>
          </table:table-cell>
          <table:table-cell table:style-name="Default"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Wurmp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Nincad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Cascoon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Illumise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Kricketot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Kricketun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Beautifly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Combe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Default"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Default"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ce4"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ce6"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Magmar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Magmar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Magmar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Zigzagoon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Default" office:value-type="string" calcext:value-type="string">
            <text:p>Chato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table:style-name="Default"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table:style-name="Default"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table:style-name="Default"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table:style-name="Default"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table:style-name="Default"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top</text:p>
          </table:table-cell>
          <table:table-cell table:style-name="Default" office:value-type="string" calcext:value-type="string">
            <text:p>Ho-oh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Default"/>
          <table:table-cell office:value-type="string" calcext:value-type="string">
            <text:p>sp</text:p>
          </table:table-cell>
          <table:table-cell table:style-name="Default" office:value-type="string" calcext:value-type="string">
            <text:p>Ho-oh</text:p>
          </table:table-cell>
          <table:table-cell table:number-columns-repeated="2" office:value-type="float" office:value="70" calcext:value-type="float">
            <text:p>70</text:p>
          </table:table-cell>
          <table:table-cell table:style-name="Default"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ce4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ce6"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Horse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7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Horse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Horse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Default" office:value-type="string" calcext:value-type="string">
            <text:p>Seadr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table:style-name="Default"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table:style-name="Default"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Horsea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Seadr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7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Horse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Horse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table:style-name="Default" office:value-type="string" calcext:value-type="string">
            <text:p>Seadr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table:style-name="Default" office:value-type="string" calcext:value-type="string">
            <text:p>Krabb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table:style-name="Default" office:value-type="string" calcext:value-type="string">
            <text:p>See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ot</text:p>
          </table:table-cell>
          <table:table-cell table:style-name="Default" office:value-type="string" calcext:value-type="string">
            <text:p>Lugia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sp</text:p>
          </table:table-cell>
          <table:table-cell table:style-name="Default" office:value-type="string" calcext:value-type="string">
            <text:p>Lugia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embe</text:p>
          </table:table-cell>
          <table:table-cell table:style-name="Default" office:value-type="string" calcext:value-type="string">
            <text:p>Kyogre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Groudon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embe</text:p>
          </table:table-cell>
          <table:table-cell table:style-name="Default" office:value-type="string" calcext:value-type="string">
            <text:p>Rayquaza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style-name="Default" office:value-type="string" calcext:value-type="string">
            <text:p>Rayquaza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/>
          <table:table-cell table:number-columns-repeated="12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Machop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19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ce4" office:value-type="string" calcext:value-type="string">
            <text:p>Geodud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Marill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1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Abso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ce6" office:value-type="string" calcext:value-type="string">
            <text:p>Chingling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Maril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 office:value-type="string" calcext:value-type="string">
            <text:p>Geodud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 office:value-type="string" calcext:value-type="string">
            <text:p>Macho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Graveler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Machoke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Geodud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Machop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Golbat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Abso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Bronzor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Goldeen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Seaking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Machop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Abso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Makuhi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Bronzo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Chingl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table:style-name="Default" office:value-type="string" calcext:value-type="string">
            <text:p>Tyrogue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hide-b1f</text:p>
          </table:table-cell>
          <table:table-cell table:style-name="Default" office:value-type="string" calcext:value-type="string">
            <text:p>Geodude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hide-b1f</text:p>
          </table:table-cell>
          <table:table-cell table:style-name="Default" office:value-type="string" calcext:value-type="string">
            <text:p>Voltorb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hide-b1f</text:p>
          </table:table-cell>
          <table:table-cell table:style-name="Default" office:value-type="string" calcext:value-type="string">
            <text:p>Koffing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hide-b2f</text:p>
          </table:table-cell>
          <table:table-cell table:style-name="Default" office:value-type="string" calcext:value-type="string">
            <text:p>Electrode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Venonat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ce4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Gyarado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100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97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Default" office:value-type="string" calcext:value-type="string">
            <text:p>Gyarados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 table:number-rows-repeated="47">
          <table:table-cell/>
          <table:table-cell table:style-name="Default"/>
          <table:table-cell table:number-columns-repeated="12"/>
        </table:table-row>
        <table:table-row table:style-name="ro1" table:number-rows-repeated="104685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06T17:54:34.207228583</dc:date>
    <meta:editing-duration>P1DT11H48M5S</meta:editing-duration>
    <meta:editing-cycles>221</meta:editing-cycles>
    <meta:generator>LibreOffice/7.3.7.2$Linux_X86_64 LibreOffice_project/30$Build-2</meta:generator>
    <meta:document-statistic meta:table-count="1" meta:cell-count="10860" meta:object-count="0"/>
  </office:meta>
</office:document-meta>
</file>